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3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4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8" style:family="paragraph" style:parent-style-name="Text_20_body" style:list-style-name="L1">
      <style:paragraph-properties fo:margin-left="0.296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9" style:family="paragraph" style:parent-style-name="Text_20_body" style:list-style-name="L2">
      <style:paragraph-properties fo:margin-left="0.296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T1" style:family="text">
      <style:text-properties fo:font-weight="bold" loext:padding="0cm" loext:border="none"/>
    </style:style>
    <style:style style:name="T2" style:family="text">
      <style:text-properties style:font-name="inherit" fo:font-weight="bold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ear and Candies 123</text:h>
      <text:p text:style-name="P6">Bears love candies and games involving eating them. Limak and Bob play the following game. Limak eats 1 candy, then Bob eats 2 candies, then Limak eats 3 candies, then Bob eats 4 candies, and so on. Once someone can't eat what he is supposed to eat, he loses.</text:p>
      <text:p text:style-name="P6">Limak can eat at most <text:span text:style-name="T2">A</text:span> candies in total (otherwise he would become sick), while Bob can eat at most <text:span text:style-name="T2">B</text:span> candies in total. Who will win the game? Print "Limak" or "Bob" accordingly.</text:p>
      <text:h text:style-name="P2" text:outline-level="3">Input</text:h>
      <text:p text:style-name="P6">The first line of the input contains an integer <text:span text:style-name="T2">T</text:span> denoting the number of test cases. The description of <text:span text:style-name="T2">T</text:span> test cases follows.</text:p>
      <text:p text:style-name="P6">The only line of each test case contains two integers <text:span text:style-name="T2">A</text:span> and <text:span text:style-name="T2">B</text:span> denoting the maximum possible number of candies Limak can eat and the maximum possible number of candies Bob can eat respectively.</text:p>
      <text:h text:style-name="P2" text:outline-level="3">Output</text:h>
      <text:p text:style-name="P6">For each test case, output a single line containing one string — the name of the winner ("Limak" or "Bob" without the quotes).</text:p>
      <text:h text:style-name="P2" text:outline-level="3">Constraints</text:h>
      <text:list xml:id="list4129073102" text:style-name="L1">
        <text:list-item>
          <text:p text:style-name="P8">1 ≤ <text:span text:style-name="T1">T</text:span> ≤ 1000</text:p>
        </text:list-item>
        <text:list-item>
          <text:p text:style-name="P8">1 ≤ <text:span text:style-name="T1">A, B</text:span> ≤ 1000</text:p>
        </text:list-item>
      </text:list>
      <text:h text:style-name="P2" text:outline-level="3">Sample 1:</text:h>
      <text:p text:style-name="P7">Input</text:p>
      <text:p text:style-name="P7">Output</text:p>
      <text:p text:style-name="P3">10</text:p>
      <text:p text:style-name="P4">3 2</text:p>
      <text:p text:style-name="P4">4 2</text:p>
      <text:p text:style-name="P4">1 1</text:p>
      <text:p text:style-name="P4">1 2</text:p>
      <text:p text:style-name="P4">1 3</text:p>
      <text:p text:style-name="P4">9 3</text:p>
      <text:p text:style-name="P4">9 11</text:p>
      <text:p text:style-name="P4">9 12</text:p>
      <text:p text:style-name="P4">9 1000</text:p>
      <text:p text:style-name="P4">8 11</text:p>
      <text:p text:style-name="P3">Bob</text:p>
      <text:p text:style-name="P4">Limak</text:p>
      <text:p text:style-name="P4">Limak</text:p>
      <text:p text:style-name="P4">Bob</text:p>
      <text:p text:style-name="P4">Bob</text:p>
      <text:p text:style-name="P4">Limak</text:p>
      <text:p text:style-name="P4">Limak</text:p>
      <text:p text:style-name="P4">Bob</text:p>
      <text:p text:style-name="P4">Bob</text:p>
      <text:p text:style-name="P4">Bob</text:p>
      <text:h text:style-name="P2" text:outline-level="3">Explanation:</text:h>
      <text:p text:style-name="P6"><text:span text:style-name="T2">Test case 1.</text:span> We have <text:span text:style-name="T2">A</text:span> = 3 and <text:span text:style-name="T2">B</text:span> = 2. Limak eats 1 candy first, and then Bob eats 2 candies. Then Limak is supposed to eat 3 candies but that would mean 1 + 3 = 4 candies in total. It's impossible because he can eat at most <text:span text:style-name="T2">A</text:span> candies, so he loses. Bob wins, and so we print "Bob".</text:p>
      <text:p text:style-name="P6"><text:span text:style-name="T2">Test case 2.</text:span> Now we have <text:span text:style-name="T2">A</text:span> = 4 and <text:span text:style-name="T2">B</text:span> = 2. Limak eats 1 candy first, and then Bob eats 2 candies, then Limak eats 3 candies (he has 1 + 3 = 4 candies in total, which is allowed because it doesn't exceed <text:span text:style-name="T2">A</text:span>). Now Bob should eat 4 candies but he can't eat even a single one (he already ate 2 candies). Bob loses and Limak is the winner.</text:p>
      <text:p text:style-name="P6"><text:soft-page-break/><text:span text:style-name="T2">Test case 8.</text:span> We have <text:span text:style-name="T2">A</text:span> = 9 and <text:span text:style-name="T2">B</text:span> = 12. The game looks as follows:</text:p>
      <text:list xml:id="list3881395491" text:style-name="L2">
        <text:list-item>
          <text:p text:style-name="P9">Limak eats 1 candy.</text:p>
        </text:list-item>
        <text:list-item>
          <text:p text:style-name="P9">Bob eats 2 candies.</text:p>
        </text:list-item>
        <text:list-item>
          <text:p text:style-name="P9">Limak eats 3 candies (4 in total).</text:p>
        </text:list-item>
        <text:list-item>
          <text:p text:style-name="P9">Bob eats 4 candies (6 in total).</text:p>
        </text:list-item>
        <text:list-item>
          <text:p text:style-name="P9">Limak eats 5 candies (9 in total).</text:p>
        </text:list-item>
        <text:list-item>
          <text:p text:style-name="P9">Bob eats 6 candies (12 in total).</text:p>
        </text:list-item>
        <text:list-item>
          <text:p text:style-name="P9">Limak is supposed to eat 7 candies but he can't — that would exceed <text:span text:style-name="T1">A</text:span>. Bob wins.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1T11:11:32.515000000</dc:date>
    <meta:editing-duration>PT30S</meta:editing-duration>
    <meta:editing-cycles>1</meta:editing-cycles>
    <meta:document-statistic meta:table-count="0" meta:image-count="0" meta:object-count="0" meta:page-count="2" meta:paragraph-count="46" meta:word-count="430" meta:character-count="1995" meta:non-whitespace-character-count="1618"/>
    <meta:generator>LibreOffice/7.2.2.2$Windows_X86_64 LibreOffice_project/02b2acce88a210515b4a5bb2e46cbfb63fe97d56</meta:generator>
  </office:meta>
</office:document-meta>
</file>